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Dog{</text:p>
      <text:p text:style-name="Standard"><text:s text:c="4"/>String breed;</text:p>
      <text:p text:style-name="Standard"><text:s text:c="4"/>String name;</text:p>
      <text:p text:style-name="Standard"><text:s text:c="4"/>public Dog(String name,String breed){</text:p>
      <text:p text:style-name="Standard"><text:s text:c="12"/>this.name=name;</text:p>
      <text:p text:style-name="Standard"><text:s text:c="12"/>this.breed=breed;</text:p>
      <text:p text:style-name="Standard"><text:s text:c="8"/>}</text:p>
      <text:p text:style-name="Standard"><text:s text:c="4"/>void setName(){</text:p>
      <text:p text:style-name="Standard"><text:s text:c="8"/>this.name=name;</text:p>
      <text:p text:style-name="Standard"><text:s text:c="4"/>}</text:p>
      <text:p text:style-name="Standard"><text:s text:c="4"/>String getName(){</text:p>
      <text:p text:style-name="Standard"><text:s text:c="8"/>return name;</text:p>
      <text:p text:style-name="Standard"><text:s text:c="4"/>}</text:p>
      <text:p text:style-name="Standard"><text:s text:c="4"/>void setBreed(){</text:p>
      <text:p text:style-name="Standard"><text:s text:c="8"/>this.breed=breed;</text:p>
      <text:p text:style-name="Standard"><text:s text:c="4"/>}</text:p>
      <text:p text:style-name="Standard"><text:s text:c="4"/>String getBreed(){</text:p>
      <text:p text:style-name="Standard"><text:s text:c="8"/>return breed;</text:p>
      <text:p text:style-name="Standard"><text:s text:c="4"/>}</text:p>
      <text:p text:style-name="Standard"><text:s text:c="4"/>public static void main(String[] args){</text:p>
      <text:p text:style-name="Standard"><text:s text:c="4"/>Dog d=new Dog("snoopy","golden retriever");</text:p>
      <text:p text:style-name="Standard"><text:s text:c="4"/>System.out.println(d.name);</text:p>
      <text:p text:style-name="Standard"><text:s text:c="4"/>System.out.println(d.breed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50:12.193686597</meta:creation-date>
    <dc:date>2024-09-19T10:50:43.376923758</dc:date>
    <meta:editing-duration>PT31S</meta:editing-duration>
    <meta:editing-cycles>1</meta:editing-cycles>
    <meta:document-statistic meta:table-count="0" meta:image-count="0" meta:object-count="0" meta:page-count="1" meta:paragraph-count="25" meta:word-count="44" meta:character-count="499" meta:non-whitespace-character-count="352"/>
    <meta:generator>LibreOffice/6.4.7.2$Linux_X86_64 LibreOffice_project/40$Build-2</meta:generator>
  </office:meta>
</office:document-meta>
</file>